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85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26.76pt"/>
    </style:style>
    <style:style style:name="co4" style:family="table-column">
      <style:table-column-properties fo:break-before="auto" style:column-width="170.8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58.65pt"/>
    </style:style>
    <style:style style:name="co9" style:family="table-column">
      <style:table-column-properties fo:break-before="auto" style:column-width="13.35pt"/>
    </style:style>
    <style:style style:name="co10" style:family="table-column">
      <style:table-column-properties fo:break-before="auto" style:column-width="163.64pt"/>
    </style:style>
    <style:style style:name="co11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ce181e"/>
    </style:style>
    <style:style style:name="ce2" style:family="table-cell" style:parent-style-name="Default" style:data-style-name="N121">
      <style:table-cell-properties fo:border-bottom="none" fo:background-color="transparent" fo:border-left="0.99pt groove #00a65d" fo:border-right="none" fo:border-top="0.99pt groove #00a65d"/>
    </style:style>
    <style:style style:name="ce3" style:family="table-cell" style:parent-style-name="Default" style:data-style-name="N121">
      <style:table-cell-properties fo:border-bottom="none" fo:background-color="transparent" fo:border-left="0.99pt groove #00a65d" fo:border-right="none" fo:border-top="none"/>
    </style:style>
    <style:style style:name="ce4" style:family="table-cell" style:parent-style-name="Default" style:data-style-name="N121">
      <style:table-cell-properties fo:border-bottom="none" fo:background-color="transparent" fo:border-left="0.99pt groove #00a65d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0.99pt groove #00a65d" fo:border-right="none" fo:border-top="none"/>
    </style:style>
    <style:style style:name="ce6" style:family="table-cell" style:parent-style-name="Default" style:data-style-name="N121">
      <style:table-cell-properties fo:border-bottom="none" fo:background-color="transparent" fo:border-left="0.99pt groove #00a65d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able-cell-properties fo:border-bottom="0.99pt groove #00a65d" fo:background-color="transparent" fo:border-left="0.99pt groove #00a65d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 style:data-style-name="N103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103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 style:data-style-name="N103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03">
      <style:text-properties fo:font-weight="bold" style:font-weight-asian="bold" style:font-weight-complex="bold"/>
    </style:style>
    <style:style style:name="ce15" style:family="table-cell" style:parent-style-name="Default" style:data-style-name="N121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fo:background-color="#eeeeee" fo:border-left="none" fo:border-right="none" fo:border-top="0.99pt groove #00a65d"/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eeeee"/>
      <style:text-properties fo:font-weight="normal" style:font-weight-asian="normal" style:font-weight-complex="normal"/>
    </style:style>
    <style:style style:name="ce21" style:family="table-cell" style:parent-style-name="Default" style:data-style-name="N121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ackground-color="#eeeeee"/>
    </style:style>
    <style:style style:name="ce24" style:family="table-cell" style:parent-style-name="Default" style:data-style-name="N121">
      <style:table-cell-properties fo:border-bottom="0.99pt groove #00a65d" fo:background-color="#eeeeee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#eeeeee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27" style:family="table-cell" style:parent-style-name="Default" style:data-style-name="N103">
      <style:table-cell-properties fo:border-bottom="none" fo:background-color="#eeeeee" fo:border-left="none" fo:border-right="none" fo:border-top="0.06pt solid #000000"/>
      <style:text-properties fo:font-weight="normal" style:font-weight-asian="normal" style:font-weight-complex="normal"/>
    </style:style>
    <style:style style:name="ce28" style:family="table-cell" style:parent-style-name="Default" style:data-style-name="N103">
      <style:table-cell-properties fo:background-color="#eeeeee"/>
      <style:text-properties fo:font-weight="normal" style:font-weight-asian="normal" style:font-weight-complex="normal"/>
    </style:style>
    <style:style style:name="ce29" style:family="table-cell" style:parent-style-name="Default" style:data-style-name="N103">
      <style:table-cell-properties fo:background-color="#eeeeee"/>
      <style:text-properties fo:font-weight="bold" style:font-weight-asian="bold" style:font-weight-complex="bold"/>
    </style:style>
    <style:style style:name="ce30" style:family="table-cell" style:parent-style-name="Default" style:data-style-name="N103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#eeeee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4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none" fo:background-color="transparent" fo:border-left="none" fo:border-right="none" fo:border-top="0.99pt groove #00a65d"/>
    </style:style>
    <style:style style:name="ce37" style:family="table-cell" style:parent-style-name="Default" style:data-style-name="N121">
      <style:table-cell-properties fo:background-color="transparent"/>
    </style:style>
    <style:style style:name="ce3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21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 style:data-style-name="N121">
      <style:table-cell-properties fo:border-bottom="0.99pt groove #00a65d" fo:background-color="transparent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03">
      <style:table-cell-properties fo:border-bottom="none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42" style:family="table-cell" style:parent-style-name="Default" style:data-style-name="N103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 style:data-style-name="N103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03">
      <style:text-properties fo:font-weight="normal" style:font-weight-asian="normal" style:font-weight-complex="normal"/>
    </style:style>
    <style:style style:name="ce45" style:family="table-cell" style:parent-style-name="Default" style:data-style-name="N10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1">
      <style:text-properties fo:font-weight="bold" style:font-weight-asian="bold" style:font-weight-complex="bold"/>
    </style:style>
    <style:style style:name="ce48" style:family="table-cell" style:parent-style-name="Default" style:data-style-name="N4"/>
    <style:style style:name="ce49" style:family="table-cell" style:parent-style-name="Default" style:data-style-name="N121">
      <style:table-cell-properties fo:border-bottom="none" fo:background-color="transparent" fo:border-left="none" fo:border-right="0.99pt groove #00a65d" fo:border-top="0.99pt groove #00a65d"/>
    </style:style>
    <style:style style:name="ce50" style:family="table-cell" style:parent-style-name="Default" style:data-style-name="N121">
      <style:table-cell-properties fo:border-bottom="none" fo:background-color="transparent" fo:border-left="none" fo:border-right="0.99pt groove #00a65d" fo:border-top="none"/>
    </style:style>
    <style:style style:name="ce51" style:family="table-cell" style:parent-style-name="Default" style:data-style-name="N121">
      <style:table-cell-properties fo:border-bottom="none" fo:background-color="transparent" fo:border-left="none" fo:border-right="0.99pt groove #00a65d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transparent" fo:border-left="none" fo:border-right="0.99pt groove #00a65d" fo:border-top="none"/>
    </style:style>
    <style:style style:name="ce53" style:family="table-cell" style:parent-style-name="Default" style:data-style-name="N121">
      <style:table-cell-properties fo:border-bottom="0.99pt groove #00a65d" fo:background-color="transparent" fo:border-left="none" fo:border-right="0.99pt groove #00a65d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03">
      <style:table-cell-properties fo:border-bottom="none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55" style:family="table-cell" style:parent-style-name="Default" style:data-style-name="N103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56" style:family="table-cell" style:parent-style-name="Default" style:data-style-name="N103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0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8" style:family="table-cell" style:parent-style-name="Default" style:data-style-name="N10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03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121"/>
    <style:style style:name="ce61" style:family="table-cell" style:parent-style-name="Default" style:data-style-name="N121">
      <style:text-properties fo:font-weight="bold" style:font-weight-asian="bold" style:font-weight-complex="bold"/>
    </style:style>
    <style:style style:name="ce62" style:family="table-cell" style:parent-style-name="Default" style:data-style-name="N103"/>
    <style:style style:name="ce63" style:family="table-cell" style:parent-style-name="Default">
      <style:table-cell-properties fo:border-bottom="none" style:text-align-source="fix" style:repeat-content="false" fo:border-left="0.99pt groove #94070a" fo:border-right="none" fo:border-top="0.99pt groove #94070a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0.99pt groove #94070a" fo:border-right="none" fo:border-top="none"/>
    </style:style>
    <style:style style:name="ce65" style:family="table-cell" style:parent-style-name="Default" style:data-style-name="N122">
      <style:table-cell-properties fo:border-bottom="none" fo:border-left="0.99pt groove #94070a" fo:border-right="none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99pt groove #94070a" fo:border-left="0.99pt groove #94070a" fo:border-right="none" fo:border-top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fo:background-color="#adc5e7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transparent" fo:border-left="none" fo:border-right="0.99pt groove #94070a" fo:border-top="0.99pt groove #94070a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2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3" style:family="table-cell" style:parent-style-name="Default" style:data-style-name="N4">
      <style:table-cell-properties fo:border-bottom="0.99pt groove #94070a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77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8" style:family="table-cell" style:parent-style-name="Default" style:data-style-name="N103">
      <style:table-cell-properties fo:background-color="#eeeeee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 style:data-style-name="N103">
      <style:table-cell-properties style:text-align-source="fix" style:repeat-content="false" style:vertical-align="middl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A" table:style-name="ta1">
        <table:table-column table:style-name="co1" table:default-cell-style-name="Default"/>
        <table:table-column table:style-name="co2" table:default-cell-style-name="ce3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row table:style-name="ro1">
          <table:table-cell table:style-name="ce1"/>
          <table:table-cell table:style-name="ce18" office:value-type="string" calcext:value-type="string">
            <text:p>FY2022</text:p>
          </table:table-cell>
          <table:table-cell table:style-name="ce35" office:value-type="string" calcext:value-type="string">
            <text:p>FY2023</text:p>
          </table:table-cell>
          <table:table-cell table:style-name="ce35" office:value-type="string" calcext:value-type="string">
            <text:p>FY2024</text:p>
          </table:table-cell>
          <table:table-cell table:style-name="ce35" office:value-type="string" calcext:value-type="string">
            <text:p>FY2025</text:p>
          </table:table-cell>
          <table:table-cell table:style-name="ce35" office:value-type="string" calcext:value-type="string">
            <text:p>FY2026</text:p>
          </table:table-cell>
          <table:table-cell table:style-name="ce35" office:value-type="string" calcext:value-type="string">
            <text:p>FY2027</text:p>
          </table:table-cell>
          <table:table-cell/>
          <table:table-cell table:style-name="ce63" office:value-type="string" calcext:value-type="string">
            <text:p>Referral Factors</text:p>
          </table:table-cell>
          <table:table-cell table:style-name="ce70"/>
          <table:table-cell table:number-columns-repeated="1006"/>
        </table:table-row>
        <table:table-row table:style-name="ro1">
          <table:table-cell table:style-name="ce2" office:value-type="string" calcext:value-type="string">
            <text:p>Referral Accounts (incl nonconverted)</text:p>
          </table:table-cell>
          <table:table-cell table:style-name="ce19" office:value-type="float" office:value="620" calcext:value-type="float">
            <text:p>620.0</text:p>
          </table:table-cell>
          <table:table-cell table:style-name="ce36" table:formula="of:=(([.B13]-[.C8]-[.C9]-[.C11])*[.$J$8]*[.$J$9])+(([.B13]-[.C8]-[.C9]-[.C11])*[.$J$8]*[.$J$9]*[.$J$8]*[.$J$9])" office:value-type="float" office:value="884.370204891307" calcext:value-type="float">
            <text:p>884.4</text:p>
          </table:table-cell>
          <table:table-cell table:style-name="ce36" table:formula="of:=(([.C13]-[.D8]-[.D9]-[.D11])*[.$J$8]*[.$J$9])+(([.C13]-[.D8]-[.D9]-[.D11])*[.$J$8]*[.$J$9]*[.$J$8]*[.$J$9])" office:value-type="float" office:value="1653.24108010908" calcext:value-type="float">
            <text:p>1,653.2</text:p>
          </table:table-cell>
          <table:table-cell table:style-name="ce36" table:formula="of:=(([.D13]-[.E8]-[.E9]-[.E11])*[.$J$8]*[.$J$9])+(([.D13]-[.E8]-[.E9]-[.E11])*[.$J$8]*[.$J$9]*[.$J$8]*[.$J$9])" office:value-type="float" office:value="2184.2993519355" calcext:value-type="float">
            <text:p>2,184.3</text:p>
          </table:table-cell>
          <table:table-cell table:style-name="ce36" table:formula="of:=(([.E13]-[.F8]-[.F9]-[.F11])*[.$J$8]*[.$J$9])+(([.E13]-[.F8]-[.F9]-[.F11])*[.$J$8]*[.$J$9]*[.$J$8]*[.$J$9])" office:value-type="float" office:value="2994.07747177999" calcext:value-type="float">
            <text:p>2,994.1</text:p>
          </table:table-cell>
          <table:table-cell table:style-name="ce49" table:formula="of:=(([.F13]-[.G8]-[.G9]-[.G11])*[.$J$8]*[.$J$9])+(([.F13]-[.G8]-[.G9]-[.G11])*[.$J$8]*[.$J$9]*[.$J$8]*[.$J$9])" office:value-type="float" office:value="3839.35440412532" calcext:value-type="float">
            <text:p>3,839.4</text:p>
          </table:table-cell>
          <table:table-cell table:style-name="ce60"/>
          <table:table-cell table:style-name="ce64" office:value-type="string" calcext:value-type="string">
            <text:p>Referral Bonus</text:p>
          </table:table-cell>
          <table:table-cell table:style-name="ce71" office:value-type="float" office:value="300" calcext:value-type="float">
            <text:p>300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Expected Referrals from Bonus Increase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formula="of:=[.C2]*[.$J$3]" office:value-type="float" office:value="0" calcext:value-type="float">
            <text:p>0.0</text:p>
          </table:table-cell>
          <table:table-cell table:style-name="ce37" table:formula="of:=[.D2]*[.$J$3]" office:value-type="float" office:value="0" calcext:value-type="float">
            <text:p>0.0</text:p>
          </table:table-cell>
          <table:table-cell table:style-name="ce37" table:formula="of:=[.E2]*[.$J$3]" office:value-type="float" office:value="0" calcext:value-type="float">
            <text:p>0.0</text:p>
          </table:table-cell>
          <table:table-cell table:style-name="ce37" table:formula="of:=[.F2]*[.$J$3]" office:value-type="float" office:value="0" calcext:value-type="float">
            <text:p>0.0</text:p>
          </table:table-cell>
          <table:table-cell table:style-name="ce50" table:formula="of:=[.G2]*[.$J$3]" office:value-type="float" office:value="0" calcext:value-type="float">
            <text:p>0.0</text:p>
          </table:table-cell>
          <table:table-cell table:style-name="ce60"/>
          <table:table-cell table:style-name="ce64" office:value-type="string" calcext:value-type="string">
            <text:p>Effect of Bonus Increase</text:p>
          </table:table-cell>
          <table:table-cell table:style-name="ce72" office:value-type="percentage" office:value="0" calcext:value-type="percentage">
            <text:p>0.0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Total New Referral Accounts</text:p>
          </table:table-cell>
          <table:table-cell table:style-name="ce21" table:formula="of:=[.B2]" office:value-type="float" office:value="620" calcext:value-type="float">
            <text:p>620.0</text:p>
          </table:table-cell>
          <table:table-cell table:style-name="ce38" table:formula="of:=[.C3]+[.C2]" office:value-type="float" office:value="884.370204891307" calcext:value-type="float">
            <text:p>884.4</text:p>
          </table:table-cell>
          <table:table-cell table:style-name="ce38" table:formula="of:=[.D3]+[.D2]" office:value-type="float" office:value="1653.24108010908" calcext:value-type="float">
            <text:p>1,653.2</text:p>
          </table:table-cell>
          <table:table-cell table:style-name="ce38" table:formula="of:=[.E3]+[.E2]" office:value-type="float" office:value="2184.2993519355" calcext:value-type="float">
            <text:p>2,184.3</text:p>
          </table:table-cell>
          <table:table-cell table:style-name="ce38" table:formula="of:=[.F3]+[.F2]" office:value-type="float" office:value="2994.07747177999" calcext:value-type="float">
            <text:p>2,994.1</text:p>
          </table:table-cell>
          <table:table-cell table:style-name="ce51" table:formula="of:=[.G3]+[.G2]" office:value-type="float" office:value="3839.35440412532" calcext:value-type="float">
            <text:p>3,839.4</text:p>
          </table:table-cell>
          <table:table-cell table:style-name="ce61"/>
          <table:table-cell table:style-name="ce64" office:value-type="string" calcext:value-type="string">
            <text:p>Account Growth</text:p>
          </table:table-cell>
          <table:table-cell table:style-name="ce72" office:value-type="percentage" office:value="0.2" calcext:value-type="percentage">
            <text:p>20.0%</text:p>
          </table:table-cell>
          <table:table-cell table:style-name="ce61" table:number-columns-repeated="1000"/>
          <table:table-cell table:number-columns-repeated="6"/>
        </table:table-row>
        <table:table-row table:style-name="ro1">
          <table:table-cell table:style-name="ce5"/>
          <table:table-cell table:style-name="ce22"/>
          <table:table-cell table:style-name="ce33" table:number-columns-repeated="4"/>
          <table:table-cell table:style-name="ce52"/>
          <table:table-cell/>
          <table:table-cell table:style-name="ce64" office:value-type="string" calcext:value-type="string">
            <text:p>Referral Conversion Rate</text:p>
          </table:table-cell>
          <table:table-cell table:style-name="ce72" office:value-type="percentage" office:value="0.731" calcext:value-type="percentage">
            <text:p>73.1%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onverted New Referral Accounts</text:p>
          </table:table-cell>
          <table:table-cell table:style-name="ce20" office:value-type="float" office:value="453" calcext:value-type="float">
            <text:p>453.0</text:p>
          </table:table-cell>
          <table:table-cell table:style-name="ce37" table:formula="of:=[.C4]*[.$J$5]" office:value-type="float" office:value="646.474619775545" calcext:value-type="float">
            <text:p>646.5</text:p>
          </table:table-cell>
          <table:table-cell table:style-name="ce37" table:formula="of:=[.D4]*[.$J$5]" office:value-type="float" office:value="1208.51922955974" calcext:value-type="float">
            <text:p>1,208.5</text:p>
          </table:table-cell>
          <table:table-cell table:style-name="ce37" table:formula="of:=[.E4]*[.$J$5]" office:value-type="float" office:value="1596.72282626485" calcext:value-type="float">
            <text:p>1,596.7</text:p>
          </table:table-cell>
          <table:table-cell table:style-name="ce37" table:formula="of:=[.F4]*[.$J$5]" office:value-type="float" office:value="2188.67063187117" calcext:value-type="float">
            <text:p>2,188.7</text:p>
          </table:table-cell>
          <table:table-cell table:style-name="ce50" table:formula="of:=[.G4]*[.$J$5]" office:value-type="float" office:value="2806.56806941561" calcext:value-type="float">
            <text:p>2,806.6</text:p>
          </table:table-cell>
          <table:table-cell table:style-name="ce60"/>
          <table:table-cell table:style-name="ce64" office:value-type="string" calcext:value-type="string">
            <text:p>Posted Shifts Growth</text:p>
          </table:table-cell>
          <table:table-cell table:style-name="ce72" office:value-type="percentage" office:value="0.2" calcext:value-type="percentage">
            <text:p>20.0%</text:p>
          </table:table-cell>
          <table:table-cell table:style-name="ce60"/>
          <table:table-cell office:value-type="string" calcext:value-type="string">
            <text:p>Accounts Referring Others</text:p>
          </table:table-cell>
          <table:table-cell table:style-name="ce39" office:value-type="float" office:value="364" calcext:value-type="float">
            <text:p>364.0</text:p>
          </table:table-cell>
          <table:table-cell table:style-name="ce60" table:number-columns-repeated="997"/>
          <table:table-cell table:number-columns-repeated="6"/>
        </table:table-row>
        <table:table-row table:style-name="ro1">
          <table:table-cell table:style-name="ce3" office:value-type="string" calcext:value-type="string">
            <text:p>Returning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formula="of:=[.B10]" office:value-type="float" office:value="453" calcext:value-type="float">
            <text:p>453.0</text:p>
          </table:table-cell>
          <table:table-cell table:style-name="ce37" table:formula="of:=[.C10]" office:value-type="float" office:value="1054.17461977555" calcext:value-type="float">
            <text:p>1,054.2</text:p>
          </table:table-cell>
          <table:table-cell table:style-name="ce37" table:formula="of:=[.D10]" office:value-type="float" office:value="2198.04638735773" calcext:value-type="float">
            <text:p>2,198.0</text:p>
          </table:table-cell>
          <table:table-cell table:style-name="ce37" table:formula="of:=[.E10]" office:value-type="float" office:value="3388.52729066661" calcext:value-type="float">
            <text:p>3,388.5</text:p>
          </table:table-cell>
          <table:table-cell table:style-name="ce50" table:formula="of:=[.F10]" office:value-type="float" office:value="4724.8566294527" calcext:value-type="float">
            <text:p>4,724.9</text:p>
          </table:table-cell>
          <table:table-cell table:style-name="ce60"/>
          <table:table-cell table:style-name="ce65" office:value-type="string" calcext:value-type="string">
            <text:p>Churn %</text:p>
          </table:table-cell>
          <table:table-cell table:style-name="ce72" office:value-type="percentage" office:value="0.1" calcext:value-type="percentage">
            <text:p>10.0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Retired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number-columns-repeated="2"/>
          <table:table-cell table:style-name="ce37" table:formula="of:=([.B10]-[.C9])*0.7" office:value-type="float" office:value="285.39" calcext:value-type="float">
            <text:p>285.4</text:p>
          </table:table-cell>
          <table:table-cell table:style-name="ce37" table:formula="of:=([.C10]-[.D9])*0.7" office:value-type="float" office:value="692.669010458594" calcext:value-type="float">
            <text:p>692.7</text:p>
          </table:table-cell>
          <table:table-cell table:style-name="ce37" table:formula="of:=([.D10]-[.E9])*0.7" office:value-type="float" office:value="1454.03612508123" calcext:value-type="float">
            <text:p>1,454.0</text:p>
          </table:table-cell>
          <table:table-cell table:style-name="ce60"/>
          <table:table-cell table:style-name="ce64" office:value-type="string" calcext:value-type="string">
            <text:p>% of Accounts Referring Others</text:p>
          </table:table-cell>
          <table:table-cell table:style-name="ce72" table:formula="of:=[.M6]/([.B12]+[.B10])" office:value-type="percentage" office:value="0.280647648419429" calcext:value-type="percentage">
            <text:p>28.1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Referral Accounts Churned</text:p>
          </table:table-cell>
          <table:table-cell table:style-name="ce23" office:value-type="float" office:value="0" calcext:value-type="float">
            <text:p>0.0</text:p>
          </table:table-cell>
          <table:table-cell table:style-name="ce37" table:formula="of:=[.B6]*[.$J$7]" office:value-type="float" office:value="45.3" calcext:value-type="float">
            <text:p>45.3</text:p>
          </table:table-cell>
          <table:table-cell table:style-name="ce37" table:formula="of:=[.C6]*[.$J$7]" office:value-type="float" office:value="64.6474619775545" calcext:value-type="float">
            <text:p>64.6</text:p>
          </table:table-cell>
          <table:table-cell table:style-name="ce37" table:formula="of:=[.D6]*[.$J$7]" office:value-type="float" office:value="120.851922955974" calcext:value-type="float">
            <text:p>120.9</text:p>
          </table:table-cell>
          <table:table-cell table:style-name="ce37" table:formula="of:=[.E6]*[.$J$7]" office:value-type="float" office:value="159.672282626485" calcext:value-type="float">
            <text:p>159.7</text:p>
          </table:table-cell>
          <table:table-cell table:style-name="ce50" table:formula="of:=[.F6]*[.$J$7]" office:value-type="float" office:value="218.867063187117" calcext:value-type="float">
            <text:p>218.9</text:p>
          </table:table-cell>
          <table:table-cell table:style-name="ce60"/>
          <table:table-cell table:style-name="ce66" office:value-type="string" calcext:value-type="string">
            <text:p>Referrals per Referrer</text:p>
          </table:table-cell>
          <table:table-cell table:style-name="ce73" table:formula="of:=[.B4]/[.M6]" office:value-type="float" office:value="1.7032967032967" calcext:value-type="float">
            <text:p>1.70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Active Referral Accounts</text:p>
          </table:table-cell>
          <table:table-cell table:style-name="ce21" table:formula="of:=[.B6]-[.B8]" office:value-type="float" office:value="453" calcext:value-type="float">
            <text:p>453.0</text:p>
          </table:table-cell>
          <table:table-cell table:style-name="ce38" table:formula="of:=[.C6]+[.C7]-[.C8]-[.C9]" office:value-type="float" office:value="1054.17461977555" calcext:value-type="float">
            <text:p>1,054.2</text:p>
          </table:table-cell>
          <table:table-cell table:style-name="ce38" table:formula="of:=[.D6]+[.D7]-[.D8]-[.D9]" office:value-type="float" office:value="2198.04638735773" calcext:value-type="float">
            <text:p>2,198.0</text:p>
          </table:table-cell>
          <table:table-cell table:style-name="ce38" table:formula="of:=[.E6]+[.E7]-[.E8]-[.E9]" office:value-type="float" office:value="3388.52729066661" calcext:value-type="float">
            <text:p>3,388.5</text:p>
          </table:table-cell>
          <table:table-cell table:style-name="ce38" table:formula="of:=[.F6]+[.F7]-[.F8]-[.F9]" office:value-type="float" office:value="4724.8566294527" calcext:value-type="float">
            <text:p>4,724.9</text:p>
          </table:table-cell>
          <table:table-cell table:style-name="ce51" table:formula="of:=[.G6]+[.G7]-[.G8]-[.G9]" office:value-type="float" office:value="5858.52151059996" calcext:value-type="float">
            <text:p>5,858.5</text:p>
          </table:table-cell>
          <table:table-cell table:style-name="ce61"/>
          <table:table-cell table:style-name="ce67"/>
          <table:table-cell table:style-name="ce74"/>
          <table:table-cell table:style-name="ce61" table:number-columns-repeated="1000"/>
          <table:table-cell table:number-columns-repeated="6"/>
        </table:table-row>
        <table:table-row table:style-name="ro1">
          <table:table-cell table:style-name="ce6" office:value-type="string" calcext:value-type="string">
            <text:p>Retired Non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9"/>
          <table:table-cell table:style-name="ce37"/>
          <table:table-cell table:style-name="ce37" table:formula="of:=[.B12]*0.7" office:value-type="float" office:value="590.8" calcext:value-type="float">
            <text:p>590.8</text:p>
          </table:table-cell>
          <table:table-cell table:style-name="ce37" table:formula="of:=[.C12]*0.7" office:value-type="float" office:value="945.28" calcext:value-type="float">
            <text:p>945.3</text:p>
          </table:table-cell>
          <table:table-cell table:style-name="ce50" table:formula="of:=[.D12]*0.7" office:value-type="float" office:value="1323.392" calcext:value-type="float">
            <text:p>1,323.4</text:p>
          </table:table-cell>
          <table:table-cell table:style-name="ce15"/>
          <table:table-cell table:style-name="ce67"/>
          <table:table-cell table:style-name="ce74"/>
          <table:table-cell table:style-name="ce15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Active Nonreferral Accounts</text:p>
          </table:table-cell>
          <table:table-cell table:style-name="ce21" office:value-type="float" office:value="844" calcext:value-type="float">
            <text:p>844.0</text:p>
          </table:table-cell>
          <table:table-cell table:style-name="ce38" table:formula="of:=[.B12]*(1.6)" office:value-type="float" office:value="1350.4" calcext:value-type="float">
            <text:p>1,350.4</text:p>
          </table:table-cell>
          <table:table-cell table:style-name="ce38" table:formula="of:=[.C12]*(1.4)" office:value-type="float" office:value="1890.56" calcext:value-type="float">
            <text:p>1,890.6</text:p>
          </table:table-cell>
          <table:table-cell table:style-name="ce38" table:formula="of:=[.D12]*(1.4)" office:value-type="float" office:value="2646.784" calcext:value-type="float">
            <text:p>2,646.8</text:p>
          </table:table-cell>
          <table:table-cell table:style-name="ce38" table:formula="of:=[.E12]*(1.4)" office:value-type="float" office:value="3705.4976" calcext:value-type="float">
            <text:p>3,705.5</text:p>
          </table:table-cell>
          <table:table-cell table:style-name="ce51" table:formula="of:=[.F12]*(1.4)-[.G11]" office:value-type="float" office:value="3864.30464" calcext:value-type="float">
            <text:p>3,864.3</text:p>
          </table:table-cell>
          <table:table-cell table:style-name="ce61"/>
          <table:table-cell table:style-name="ce68" office:value-type="string" calcext:value-type="string">
            <text:p>General</text:p>
          </table:table-cell>
          <table:table-cell table:style-name="ce75"/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 table:style-name="ce7" office:value-type="string" calcext:value-type="string">
            <text:p>TOTAL ACTIVE ACCOUNTS</text:p>
          </table:table-cell>
          <table:table-cell table:style-name="ce24" table:formula="of:=[.B12]+[.B10]" office:value-type="float" office:value="1297" calcext:value-type="float">
            <text:p>1,297.0</text:p>
          </table:table-cell>
          <table:table-cell table:style-name="ce40" table:formula="of:=[.C12]+[.C10]" office:value-type="float" office:value="2404.57461977555" calcext:value-type="float">
            <text:p>2,404.6</text:p>
          </table:table-cell>
          <table:table-cell table:style-name="ce40" table:formula="of:=[.D12]+[.D10]" office:value-type="float" office:value="4088.60638735773" calcext:value-type="float">
            <text:p>4,088.6</text:p>
          </table:table-cell>
          <table:table-cell table:style-name="ce40" table:formula="of:=[.E12]+[.E10]" office:value-type="float" office:value="6035.31129066661" calcext:value-type="float">
            <text:p>6,035.3</text:p>
          </table:table-cell>
          <table:table-cell table:style-name="ce40" table:formula="of:=[.F12]+[.F10]" office:value-type="float" office:value="8430.3542294527" calcext:value-type="float">
            <text:p>8,430.4</text:p>
          </table:table-cell>
          <table:table-cell table:style-name="ce53" table:formula="of:=[.G12]+[.G10]" office:value-type="float" office:value="9722.82615059996" calcext:value-type="float">
            <text:p>9,722.8</text:p>
          </table:table-cell>
          <table:table-cell table:style-name="ce61"/>
          <table:table-cell table:style-name="ce67" office:value-type="string" calcext:value-type="string">
            <text:p>Interest Rate</text:p>
          </table:table-cell>
          <table:table-cell table:style-name="ce76" office:value-type="percentage" office:value="0.04" calcext:value-type="percentage">
            <text:p>4.0%</text:p>
          </table:table-cell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 table:style-name="ce8"/>
          <table:table-cell table:style-name="ce25"/>
          <table:table-cell table:style-name="ce8" table:number-columns-repeated="5"/>
          <table:table-cell table:style-name="ce61"/>
          <table:table-cell table:style-name="ce67" office:value-type="string" calcext:value-type="string">
            <text:p>Degree of Freedom</text:p>
          </table:table-cell>
          <table:table-cell table:style-name="ce76" office:value-type="percentage" office:value="0.02" calcext:value-type="percentage">
            <text:p>2.0%</text:p>
          </table:table-cell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/>
          <table:table-cell table:style-name="ce26"/>
          <table:table-cell table:number-columns-repeated="7"/>
          <table:table-cell table:style-name="ce77"/>
          <table:table-cell table:number-columns-repeated="1006"/>
        </table:table-row>
        <table:table-row table:style-name="ro1">
          <table:table-cell table:style-name="ce9" office:value-type="string" calcext:value-type="string">
            <text:p>Revenue per Referred Account</text:p>
          </table:table-cell>
          <table:table-cell table:style-name="ce27" office:value-type="currency" office:currency="USD" office:value="784.02" calcext:value-type="currency">
            <text:p>$784</text:p>
          </table:table-cell>
          <table:table-cell table:style-name="ce41" table:formula="of:=[.B16]*0.95" office:value-type="currency" office:currency="USD" office:value="744.819" calcext:value-type="currency">
            <text:p>$745</text:p>
          </table:table-cell>
          <table:table-cell table:style-name="ce41" table:formula="of:=[.C16]*0.95" office:value-type="currency" office:currency="USD" office:value="707.57805" calcext:value-type="currency">
            <text:p>$708</text:p>
          </table:table-cell>
          <table:table-cell table:style-name="ce41" table:formula="of:=[.D16]*0.95" office:value-type="currency" office:currency="USD" office:value="672.1991475" calcext:value-type="currency">
            <text:p>$672</text:p>
          </table:table-cell>
          <table:table-cell table:style-name="ce41" table:formula="of:=[.E16]*0.97" office:value-type="currency" office:currency="USD" office:value="652.033173075" calcext:value-type="currency">
            <text:p>$652</text:p>
          </table:table-cell>
          <table:table-cell table:style-name="ce54" table:formula="of:=[.F16]*0.97" office:value-type="currency" office:currency="USD" office:value="632.47217788275" calcext:value-type="currency">
            <text:p>$632</text:p>
          </table:table-cell>
          <table:table-cell table:style-name="ce62"/>
          <table:table-cell/>
          <table:table-cell table:style-name="ce77"/>
          <table:table-cell table:style-name="ce62" table:number-columns-repeated="1000"/>
          <table:table-cell table:number-columns-repeated="6"/>
        </table:table-row>
        <table:table-row table:style-name="ro1">
          <table:table-cell table:style-name="ce10" office:value-type="string" calcext:value-type="string">
            <text:p>Revenue per Legacy Referred Account</text:p>
          </table:table-cell>
          <table:table-cell table:style-name="ce28" office:value-type="currency" office:currency="USD" office:value="1065.62" calcext:value-type="currency">
            <text:p>$1,066</text:p>
          </table:table-cell>
          <table:table-cell table:style-name="ce42" table:formula="of:=[.B17]*0.95" office:value-type="currency" office:currency="USD" office:value="1012.339" calcext:value-type="currency">
            <text:p>$1,012</text:p>
          </table:table-cell>
          <table:table-cell table:style-name="ce42" table:formula="of:=[.C17]*0.95" office:value-type="currency" office:currency="USD" office:value="961.72205" calcext:value-type="currency">
            <text:p>$962</text:p>
          </table:table-cell>
          <table:table-cell table:style-name="ce42" table:formula="of:=[.D17]*0.95" office:value-type="currency" office:currency="USD" office:value="913.6359475" calcext:value-type="currency">
            <text:p>$914</text:p>
          </table:table-cell>
          <table:table-cell table:style-name="ce42" table:formula="of:=[.E17]*0.97" office:value-type="currency" office:currency="USD" office:value="886.226869075" calcext:value-type="currency">
            <text:p>$886</text:p>
          </table:table-cell>
          <table:table-cell table:style-name="ce55" table:formula="of:=[.F17]*0.97" office:value-type="currency" office:currency="USD" office:value="859.64006300275" calcext:value-type="currency">
            <text:p>$860</text:p>
          </table:table-cell>
          <table:table-cell table:style-name="ce14"/>
          <table:table-cell/>
          <table:table-cell table:style-name="ce77"/>
          <table:table-cell table:style-name="ce14" table:number-columns-repeated="1000"/>
          <table:table-cell table:number-columns-repeated="6"/>
        </table:table-row>
        <table:table-row table:style-name="ro1">
          <table:table-cell table:style-name="ce11" office:value-type="string" calcext:value-type="string">
            <text:p>Total Referral Revenue</text:p>
          </table:table-cell>
          <table:table-cell table:style-name="ce29" table:formula="of:=[.B16]*[.B6]+[.B17]*([.B7]-[.B8])" office:value-type="currency" office:currency="USD" office:value="355161.06" calcext:value-type="currency">
            <text:p>$355,161</text:p>
          </table:table-cell>
          <table:table-cell table:style-name="ce43" table:formula="of:=[.C16]*[.C6]+[.C17]*([.C7]-[.C8])" office:value-type="currency" office:currency="USD" office:value="940096.146826602" calcext:value-type="currency">
            <text:p>$940,096</text:p>
          </table:table-cell>
          <table:table-cell table:style-name="ce43" table:formula="of:=[.D16]*[.D6]+[.D17]*([.D7]-[.D8])" office:value-type="currency" office:currency="USD" office:value="1868944.65622789" calcext:value-type="currency">
            <text:p>$1,868,945</text:p>
          </table:table-cell>
          <table:table-cell table:style-name="ce43" table:formula="of:=[.E16]*[.E6]+[.E17]*([.E7]-[.E8])" office:value-type="currency" office:currency="USD" office:value="2820787.35331453" calcext:value-type="currency">
            <text:p>$2,820,787</text:p>
          </table:table-cell>
          <table:table-cell table:style-name="ce43" table:formula="of:=[.F16]*[.F6]+[.F17]*([.F7]-[.F8])" office:value-type="currency" office:currency="USD" office:value="3816227.90005369" calcext:value-type="currency">
            <text:p>$3,816,228</text:p>
          </table:table-cell>
          <table:table-cell table:style-name="ce56" table:formula="of:=[.G16]*[.G6]+[.G17]*([.G7]-[.G8])" office:value-type="currency" office:currency="USD" office:value="4586804.56368805" calcext:value-type="currency">
            <text:p>$4,586,805</text:p>
          </table:table-cell>
          <table:table-cell table:style-name="ce44"/>
          <table:table-cell/>
          <table:table-cell table:style-name="ce77"/>
          <table:table-cell table:style-name="ce44" table:number-columns-repeated="1000"/>
          <table:table-cell table:number-columns-repeated="6"/>
        </table:table-row>
        <table:table-row table:style-name="ro1">
          <table:table-cell table:style-name="ce12" office:value-type="string" calcext:value-type="string">
            <text:p>Referral Bonus</text:p>
          </table:table-cell>
          <table:table-cell table:style-name="ce28" office:value-type="currency" office:currency="USD" office:value="300" calcext:value-type="currency">
            <text:p>$300</text:p>
          </table:table-cell>
          <table:table-cell table:style-name="ce44" table:formula="of:=[.J2]" office:value-type="currency" office:currency="USD" office:value="300" calcext:value-type="currency">
            <text:p>$300</text:p>
          </table:table-cell>
          <table:table-cell table:style-name="ce44" table:formula="of:=[.C19]" office:value-type="currency" office:currency="USD" office:value="300" calcext:value-type="currency">
            <text:p>$300</text:p>
          </table:table-cell>
          <table:table-cell table:style-name="ce44" table:formula="of:=[.D19]" office:value-type="currency" office:currency="USD" office:value="300" calcext:value-type="currency">
            <text:p>$300</text:p>
          </table:table-cell>
          <table:table-cell table:style-name="ce44" table:formula="of:=[.E19]" office:value-type="currency" office:currency="USD" office:value="300" calcext:value-type="currency">
            <text:p>$300</text:p>
          </table:table-cell>
          <table:table-cell table:style-name="ce57" table:formula="of:=[.F19]" office:value-type="currency" office:currency="USD" office:value="300" calcext:value-type="currency">
            <text:p>$300</text:p>
          </table:table-cell>
          <table:table-cell table:style-name="ce14"/>
          <table:table-cell/>
          <table:table-cell table:style-name="ce77"/>
          <table:table-cell table:style-name="ce14" table:number-columns-repeated="1000"/>
          <table:table-cell table:number-columns-repeated="6"/>
        </table:table-row>
        <table:table-row table:style-name="ro1">
          <table:table-cell table:style-name="ce11" office:value-type="string" calcext:value-type="string">
            <text:p>Total Bonus Cost</text:p>
          </table:table-cell>
          <table:table-cell table:style-name="ce29" table:formula="of:=[.B19]*[.B6]" office:value-type="currency" office:currency="USD" office:value="135900" calcext:value-type="currency">
            <text:p>$135,900</text:p>
          </table:table-cell>
          <table:table-cell table:style-name="ce14" table:formula="of:=[.C19]*[.C6]" office:value-type="currency" office:currency="USD" office:value="193942.385932664" calcext:value-type="currency">
            <text:p>$193,942</text:p>
          </table:table-cell>
          <table:table-cell table:style-name="ce14" table:formula="of:=[.D19]*[.D6]" office:value-type="currency" office:currency="USD" office:value="362555.768867922" calcext:value-type="currency">
            <text:p>$362,556</text:p>
          </table:table-cell>
          <table:table-cell table:style-name="ce14" table:formula="of:=[.E19]*[.E6]" office:value-type="currency" office:currency="USD" office:value="479016.847879455" calcext:value-type="currency">
            <text:p>$479,017</text:p>
          </table:table-cell>
          <table:table-cell table:style-name="ce14" table:formula="of:=[.F19]*[.F6]" office:value-type="currency" office:currency="USD" office:value="656601.189561352" calcext:value-type="currency">
            <text:p>$656,601</text:p>
          </table:table-cell>
          <table:table-cell table:style-name="ce58" table:formula="of:=[.G19]*[.G6]" office:value-type="currency" office:currency="USD" office:value="841970.420824683" calcext:value-type="currency">
            <text:p>$841,970</text:p>
          </table:table-cell>
          <table:table-cell table:style-name="ce14" table:number-columns-repeated="1003"/>
          <table:table-cell table:number-columns-repeated="6"/>
        </table:table-row>
        <table:table-row table:style-name="ro1">
          <table:table-cell table:style-name="ce13" office:value-type="string" calcext:value-type="string">
            <text:p>Total Referral Program Profit</text:p>
          </table:table-cell>
          <table:table-cell table:style-name="ce30" table:formula="of:=[.B18]-[.B20]" office:value-type="currency" office:currency="USD" office:value="219261.06" calcext:value-type="currency">
            <text:p>$219,261</text:p>
          </table:table-cell>
          <table:table-cell table:style-name="ce45" table:formula="of:=[.C18]-[.C20]" office:value-type="currency" office:currency="USD" office:value="746153.760893938" calcext:value-type="currency">
            <text:p>$746,154</text:p>
          </table:table-cell>
          <table:table-cell table:style-name="ce45" table:formula="of:=[.D18]-[.D20]" office:value-type="currency" office:currency="USD" office:value="1506388.88735997" calcext:value-type="currency">
            <text:p>$1,506,389</text:p>
          </table:table-cell>
          <table:table-cell table:style-name="ce45" table:formula="of:=[.E18]-[.E20]" office:value-type="currency" office:currency="USD" office:value="2341770.50543508" calcext:value-type="currency">
            <text:p>$2,341,771</text:p>
          </table:table-cell>
          <table:table-cell table:style-name="ce45" table:formula="of:=[.F18]-[.F20]" office:value-type="currency" office:currency="USD" office:value="3159626.71049234" calcext:value-type="currency">
            <text:p>$3,159,627</text:p>
          </table:table-cell>
          <table:table-cell table:style-name="ce59" table:formula="of:=[.G18]-[.G20]" office:value-type="currency" office:currency="USD" office:value="3744834.14286337" calcext:value-type="currency">
            <text:p>$3,744,834</text:p>
          </table:table-cell>
          <table:table-cell table:style-name="ce46"/>
          <table:table-cell table:style-name="ce69" office:value-type="string" calcext:value-type="string">
            <text:p>NPV with Changes</text:p>
          </table:table-cell>
          <table:table-cell table:style-name="ce69" table:formula="of:=NPV([.J13]+[.J14];[.C21:.G21])+[.B21]" office:value-type="currency" office:currency="USD" office:value="9531134.33704083" calcext:value-type="currency">
            <text:p>$9,531,134.34</text:p>
          </table:table-cell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/>
          <table:table-cell table:style-name="ce69" office:value-type="string" calcext:value-type="string">
            <text:p>NPV without Changes</text:p>
          </table:table-cell>
          <table:table-cell table:style-name="ce69" office:value-type="currency" office:currency="USD" office:value="9531134.33704083" calcext:value-type="currency">
            <text:p>$9,531,134.34</text:p>
          </table:table-cell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 table:number-columns-repeated="1003"/>
          <table:table-cell table:number-columns-repeated="6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0" table:formula="of:=47407*4" office:value-type="float" office:value="189628" calcext:value-type="float">
            <text:p>189,628.0</text:p>
          </table:table-cell>
          <table:table-cell table:style-name="ce15" table:formula="of:=[.B24]*(1.4)" office:value-type="float" office:value="265479.2" calcext:value-type="float">
            <text:p>265,479.2</text:p>
          </table:table-cell>
          <table:table-cell table:style-name="ce15" table:formula="of:=[.C24]*(1.4)" office:value-type="float" office:value="371670.88" calcext:value-type="float">
            <text:p>371,670.9</text:p>
          </table:table-cell>
          <table:table-cell table:style-name="ce15" table:formula="of:=[.D24]*(1.2)" office:value-type="float" office:value="446005.056" calcext:value-type="float">
            <text:p>446,005.1</text:p>
          </table:table-cell>
          <table:table-cell table:style-name="ce15" table:formula="of:=[.E24]*(1+[.$J$6])" office:value-type="float" office:value="535206.0672" calcext:value-type="float">
            <text:p>535,206.1</text:p>
          </table:table-cell>
          <table:table-cell table:style-name="ce15" table:formula="of:=[.F24]*(1.05)" office:value-type="float" office:value="561966.37056" calcext:value-type="float">
            <text:p>561,966.4</text:p>
          </table:table-cell>
          <table:table-cell table:style-name="ce46" table:number-columns-repeated="1003"/>
          <table:table-cell table:number-columns-repeated="6"/>
        </table:table-row>
        <table:table-row table:style-name="ro1">
          <table:table-cell table:style-name="ce15" office:value-type="string" calcext:value-type="string">
            <text:p>Available Shifts per Account</text:p>
          </table:table-cell>
          <table:table-cell table:style-name="ce20" table:formula="of:=[.B24]/[.B13]" office:value-type="float" office:value="146.205088666153" calcext:value-type="float">
            <text:p>146.2</text:p>
          </table:table-cell>
          <table:table-cell table:style-name="ce15" table:formula="of:=[.C24]/[.C13]" office:value-type="float" office:value="110.405889597546" calcext:value-type="float">
            <text:p>110.4</text:p>
          </table:table-cell>
          <table:table-cell table:style-name="ce15" table:formula="of:=[.D24]/[.D13]" office:value-type="float" office:value="90.9040501304389" calcext:value-type="float">
            <text:p>90.9</text:p>
          </table:table-cell>
          <table:table-cell table:style-name="ce15" table:formula="of:=[.E24]/[.E13]" office:value-type="float" office:value="73.8992629410402" calcext:value-type="float">
            <text:p>73.9</text:p>
          </table:table-cell>
          <table:table-cell table:style-name="ce15" table:formula="of:=[.F24]/[.F13]" office:value-type="float" office:value="63.4855965281005" calcext:value-type="float">
            <text:p>63.5</text:p>
          </table:table-cell>
          <table:table-cell table:style-name="ce15" table:formula="of:=[.G24]/[.G13]" office:value-type="float" office:value="57.7986649000531" calcext:value-type="float">
            <text:p>57.8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6" office:value-type="string" calcext:value-type="string">
            <text:p>Y/Y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7" office:value-type="string" calcext:value-type="string">
            <text:p>New Referral Accounts</text:p>
          </table:table-cell>
          <table:table-cell table:style-name="ce31"/>
          <table:table-cell table:style-name="ce47" table:formula="of:=[.C4]/[.B4]-1" office:value-type="percentage" office:value="0.426403556276301" calcext:value-type="percentage">
            <text:p>42.64%</text:p>
          </table:table-cell>
          <table:table-cell table:style-name="ce47" table:formula="of:=[.D4]/[.C4]-1" office:value-type="percentage" office:value="0.869399343131733" calcext:value-type="percentage">
            <text:p>86.94%</text:p>
          </table:table-cell>
          <table:table-cell table:style-name="ce47" table:formula="of:=[.E4]/[.D4]-1" office:value-type="percentage" office:value="0.32122252357253" calcext:value-type="percentage">
            <text:p>32.12%</text:p>
          </table:table-cell>
          <table:table-cell table:style-name="ce47" table:formula="of:=[.F4]/[.E4]-1" office:value-type="percentage" office:value="0.370726713409017" calcext:value-type="percentage">
            <text:p>37.07%</text:p>
          </table:table-cell>
          <table:table-cell table:style-name="ce47" table:formula="of:=[.G4]/[.F4]-1" office:value-type="percentage" office:value="0.282316319571653" calcext:value-type="percentage">
            <text:p>28.23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7" office:value-type="string" calcext:value-type="string">
            <text:p>Active Referral Accounts</text:p>
          </table:table-cell>
          <table:table-cell table:style-name="ce31"/>
          <table:table-cell table:style-name="ce47" table:formula="of:=[.C10]/[.B10]-1" office:value-type="percentage" office:value="1.32709629089524" calcext:value-type="percentage">
            <text:p>132.71%</text:p>
          </table:table-cell>
          <table:table-cell table:style-name="ce47" table:formula="of:=[.D10]/[.C10]-1" office:value-type="percentage" office:value="1.08508756151399" calcext:value-type="percentage">
            <text:p>108.51%</text:p>
          </table:table-cell>
          <table:table-cell table:style-name="ce47" table:formula="of:=[.E10]/[.D10]-1" office:value-type="percentage" office:value="0.541608634902356" calcext:value-type="percentage">
            <text:p>54.16%</text:p>
          </table:table-cell>
          <table:table-cell table:style-name="ce47" table:formula="of:=[.F10]/[.E10]-1" office:value-type="percentage" office:value="0.394368769720962" calcext:value-type="percentage">
            <text:p>39.44%</text:p>
          </table:table-cell>
          <table:table-cell table:style-name="ce47" table:formula="of:=[.G10]/[.F10]-1" office:value-type="percentage" office:value="0.23993635575744" calcext:value-type="percentage">
            <text:p>23.9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referral Accounts</text:p>
          </table:table-cell>
          <table:table-cell table:style-name="ce22"/>
          <table:table-cell table:style-name="ce47" table:formula="of:=[.C12]/[.B12]-1" office:value-type="percentage" office:value="0.6" calcext:value-type="percentage">
            <text:p>60.00%</text:p>
          </table:table-cell>
          <table:table-cell table:style-name="ce47" table:formula="of:=[.D12]/[.C12]-1" office:value-type="percentage" office:value="0.4" calcext:value-type="percentage">
            <text:p>40.00%</text:p>
          </table:table-cell>
          <table:table-cell table:style-name="ce47" table:formula="of:=[.E12]/[.D12]-1" office:value-type="percentage" office:value="0.4" calcext:value-type="percentage">
            <text:p>40.00%</text:p>
          </table:table-cell>
          <table:table-cell table:style-name="ce47" table:formula="of:=[.F12]/[.E12]-1" office:value-type="percentage" office:value="0.4" calcext:value-type="percentage">
            <text:p>40.00%</text:p>
          </table:table-cell>
          <table:table-cell table:style-name="ce47" table:formula="of:=[.G12]/[.F12]-1" office:value-type="percentage" office:value="0.0428571428571427" calcext:value-type="percentage">
            <text:p>4.2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Active Accounts</text:p>
          </table:table-cell>
          <table:table-cell table:style-name="ce22"/>
          <table:table-cell table:style-name="ce47" table:formula="of:=[.C13]/[.B13]-1" office:value-type="percentage" office:value="0.853951133211677" calcext:value-type="percentage">
            <text:p>85.40%</text:p>
          </table:table-cell>
          <table:table-cell table:style-name="ce47" table:formula="of:=[.D13]/[.C13]-1" office:value-type="percentage" office:value="0.70034498149173" calcext:value-type="percentage">
            <text:p>70.03%</text:p>
          </table:table-cell>
          <table:table-cell table:style-name="ce47" table:formula="of:=[.E13]/[.D13]-1" office:value-type="percentage" office:value="0.47612920366417" calcext:value-type="percentage">
            <text:p>47.61%</text:p>
          </table:table-cell>
          <table:table-cell table:style-name="ce47" table:formula="of:=[.F13]/[.E13]-1" office:value-type="percentage" office:value="0.396838344111586" calcext:value-type="percentage">
            <text:p>39.68%</text:p>
          </table:table-cell>
          <table:table-cell table:style-name="ce47" table:formula="of:=[.G13]/[.F13]-1" office:value-type="percentage" office:value="0.153311697939313" calcext:value-type="percentage">
            <text:p>15.33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2"/>
          <table:table-cell table:style-name="ce47" table:formula="of:=[.C24]/[.B24]-1" office:value-type="percentage" office:value="0.4" calcext:value-type="percentage">
            <text:p>40.00%</text:p>
          </table:table-cell>
          <table:table-cell table:style-name="ce47" table:formula="of:=[.D24]/[.C24]-1" office:value-type="percentage" office:value="0.4" calcext:value-type="percentage">
            <text:p>40.00%</text:p>
          </table:table-cell>
          <table:table-cell table:style-name="ce47" table:formula="of:=[.E24]/[.D24]-1" office:value-type="percentage" office:value="0.2" calcext:value-type="percentage">
            <text:p>20.00%</text:p>
          </table:table-cell>
          <table:table-cell table:style-name="ce47" table:formula="of:=[.F24]/[.E24]-1" office:value-type="percentage" office:value="0.2" calcext:value-type="percentage">
            <text:p>20.00%</text:p>
          </table:table-cell>
          <table:table-cell table:style-name="ce47" table:formula="of:=[.G24]/[.F24]-1" office:value-type="percentage" office:value="0.05" calcext:value-type="percentage">
            <text:p>5.00%</text:p>
          </table:table-cell>
          <table:table-cell table:number-columns-repeated="1009"/>
        </table:table-row>
        <table:table-row table:style-name="ro1">
          <table:table-cell table:number-columns-repeated="1016"/>
        </table:table-row>
        <table:table-row table:style-name="ro1" table:number-rows-repeated="4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>
          <table:table-cell/>
          <table:table-cell table:style-name="ce33"/>
          <table:table-cell table:style-name="ce48" office:value-type="float" office:value="1077.57104086353" calcext:value-type="float">
            <text:p>1,077.57</text:p>
          </table:table-cell>
          <table:table-cell table:style-name="ce48" office:value-type="float" office:value="2264.57583217407" calcext:value-type="float">
            <text:p>2,264.58</text:p>
          </table:table-cell>
          <table:table-cell table:style-name="ce48" office:value-type="float" office:value="3968.10992314926" calcext:value-type="float">
            <text:p>3,968.11</text:p>
          </table:table-cell>
          <table:table-cell table:style-name="ce48" office:value-type="float" office:value="6415.64933179926" calcext:value-type="float">
            <text:p>6,415.65</text:p>
          </table:table-cell>
          <table:table-cell table:style-name="ce48" office:value-type="float" office:value="9716.1445084809" calcext:value-type="float">
            <text:p>9,716.14</text:p>
          </table:table-cell>
          <table:table-cell table:number-columns-repeated="1009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 table:number-rows-repeated="3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4" table:number-columns-repeated="5"/>
          <table:table-cell table:number-columns-repeated="1010"/>
        </table:table-row>
        <table:table-row table:style-name="ro1">
          <table:table-cell/>
          <table:table-cell table:style-name="ce34" table:number-columns-repeated="6"/>
          <table:table-cell table:number-columns-repeated="1009"/>
        </table:table-row>
        <table:table-row table:style-name="ro1">
          <table:table-cell/>
          <table:table-cell table:style-name="ce33"/>
          <table:table-cell/>
          <table:table-cell table:style-name="ce48" table:number-columns-repeated="3"/>
          <table:table-cell table:number-columns-repeated="1010"/>
        </table:table-row>
        <table:table-row table:style-name="ro1">
          <table:table-cell/>
          <table:table-cell table:style-name="ce3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33"/>
          <table:table-cell table:number-columns-repeated="101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Nashville" table:style-name="ta1">
        <table:table-column table:style-name="co7" table:default-cell-style-name="Default"/>
        <table:table-column table:style-name="co8" table:default-cell-style-name="ce32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1" table:default-cell-style-name="Default"/>
        <table:table-row table:style-name="ro1">
          <table:table-cell table:style-name="ce1"/>
          <table:table-cell table:style-name="ce18" office:value-type="string" calcext:value-type="string">
            <text:p>FY2022</text:p>
          </table:table-cell>
          <table:table-cell table:style-name="ce35" office:value-type="string" calcext:value-type="string">
            <text:p>FY2023</text:p>
          </table:table-cell>
          <table:table-cell table:style-name="ce35" office:value-type="string" calcext:value-type="string">
            <text:p>FY2024</text:p>
          </table:table-cell>
          <table:table-cell table:style-name="ce35" office:value-type="string" calcext:value-type="string">
            <text:p>FY2025</text:p>
          </table:table-cell>
          <table:table-cell table:style-name="ce35" office:value-type="string" calcext:value-type="string">
            <text:p>FY2026</text:p>
          </table:table-cell>
          <table:table-cell table:style-name="ce35" office:value-type="string" calcext:value-type="string">
            <text:p>FY2027</text:p>
          </table:table-cell>
          <table:table-cell/>
          <table:table-cell table:style-name="ce16" office:value-type="string" calcext:value-type="string">
            <text:p>Factors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60" office:value-type="string" calcext:value-type="string">
            <text:p>Referral Accounts (incl nonconverted)</text:p>
          </table:table-cell>
          <table:table-cell table:style-name="ce20" office:value-type="float" office:value="83" calcext:value-type="float">
            <text:p>83.0</text:p>
          </table:table-cell>
          <table:table-cell table:style-name="ce60" table:formula="of:=(([.B13]-[.C8]-[.C9]-[.C11])*[.$J$10]*[.$J$9])+(([.B13]-[.C8]-[.C9]-[.C11])*[.$J$10]*[.$J$9]*[.$J$10]*[.$J$9])" office:value-type="float" office:value="134.000775842014" calcext:value-type="float">
            <text:p>134.0</text:p>
          </table:table-cell>
          <table:table-cell table:style-name="ce60" table:formula="of:=(([.C13]-[.D8]-[.D9]-[.D11])*[.$J$10]*[.$J$9])+(([.C13]-[.D8]-[.D9]-[.D11])*[.$J$10]*[.$J$9]*[.$J$10]*[.$J$9])" office:value-type="float" office:value="288.159694527022" calcext:value-type="float">
            <text:p>288.2</text:p>
          </table:table-cell>
          <table:table-cell table:style-name="ce60" table:formula="of:=(([.D13]-[.E8]-[.E9]-[.E11])*[.$J$10]*[.$J$9])+(([.D13]-[.E8]-[.E9]-[.E11])*[.$J$10]*[.$J$9]*[.$J$10]*[.$J$9])" office:value-type="float" office:value="484.111958581212" calcext:value-type="float">
            <text:p>484.1</text:p>
          </table:table-cell>
          <table:table-cell table:style-name="ce60" table:formula="of:=(([.E13]-[.F8]-[.F9]-[.F11])*[.$J$10]*[.$J$9])+(([.E13]-[.F8]-[.F9]-[.F11])*[.$J$10]*[.$J$9]*[.$J$10]*[.$J$9])" office:value-type="float" office:value="802.6305795677" calcext:value-type="float">
            <text:p>802.6</text:p>
          </table:table-cell>
          <table:table-cell table:style-name="ce60" table:formula="of:=(([.F13]-[.G8]-[.G9]-[.G11])*[.$J$10]*[.$J$9])+(([.F13]-[.G8]-[.G9]-[.G11])*[.$J$10]*[.$J$9]*[.$J$10]*[.$J$9])" office:value-type="float" office:value="1243.15926034959" calcext:value-type="float">
            <text:p>1,243.2</text:p>
          </table:table-cell>
          <table:table-cell table:style-name="ce60"/>
          <table:table-cell office:value-type="string" calcext:value-type="string">
            <text:p>Referral Bonus</text:p>
          </table:table-cell>
          <table:table-cell table:style-name="ce81" office:value-type="float" office:value="350" calcext:value-type="float">
            <text:p>350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Expected Referrals from Bonus Increase</text:p>
          </table:table-cell>
          <table:table-cell table:style-name="ce20" office:value-type="float" office:value="0" calcext:value-type="float">
            <text:p>0.0</text:p>
          </table:table-cell>
          <table:table-cell table:style-name="ce60" table:formula="of:=[.C2]*[.$J$3]" office:value-type="float" office:value="3.53762048222917" calcext:value-type="float">
            <text:p>3.5</text:p>
          </table:table-cell>
          <table:table-cell table:style-name="ce60" table:formula="of:=[.D2]*[.$J$3]" office:value-type="float" office:value="7.60741593551338" calcext:value-type="float">
            <text:p>7.6</text:p>
          </table:table-cell>
          <table:table-cell table:style-name="ce60" table:formula="of:=[.E2]*[.$J$3]" office:value-type="float" office:value="12.780555706544" calcext:value-type="float">
            <text:p>12.8</text:p>
          </table:table-cell>
          <table:table-cell table:style-name="ce60" table:formula="of:=[.F2]*[.$J$3]" office:value-type="float" office:value="21.1894473005873" calcext:value-type="float">
            <text:p>21.2</text:p>
          </table:table-cell>
          <table:table-cell table:style-name="ce60" table:formula="of:=[.G2]*[.$J$3]" office:value-type="float" office:value="32.8194044732292" calcext:value-type="float">
            <text:p>32.8</text:p>
          </table:table-cell>
          <table:table-cell table:style-name="ce60"/>
          <table:table-cell office:value-type="string" calcext:value-type="string">
            <text:p>Effect of Bonus Increase</text:p>
          </table:table-cell>
          <table:table-cell table:style-name="ce77" office:value-type="percentage" office:value="0.0264" calcext:value-type="percentage">
            <text:p>2.6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Total New Referral Accounts</text:p>
          </table:table-cell>
          <table:table-cell table:style-name="ce21" table:formula="of:=[.B2]" office:value-type="float" office:value="83" calcext:value-type="float">
            <text:p>83.0</text:p>
          </table:table-cell>
          <table:table-cell table:style-name="ce61" table:formula="of:=[.C3]+[.C2]" office:value-type="float" office:value="137.538396324243" calcext:value-type="float">
            <text:p>137.5</text:p>
          </table:table-cell>
          <table:table-cell table:style-name="ce61" table:formula="of:=[.D3]+[.D2]" office:value-type="float" office:value="295.767110462535" calcext:value-type="float">
            <text:p>295.8</text:p>
          </table:table-cell>
          <table:table-cell table:style-name="ce61" table:formula="of:=[.E3]+[.E2]" office:value-type="float" office:value="496.892514287756" calcext:value-type="float">
            <text:p>496.9</text:p>
          </table:table-cell>
          <table:table-cell table:style-name="ce61" table:formula="of:=[.F3]+[.F2]" office:value-type="float" office:value="823.820026868287" calcext:value-type="float">
            <text:p>823.8</text:p>
          </table:table-cell>
          <table:table-cell table:style-name="ce61" table:formula="of:=[.G3]+[.G2]" office:value-type="float" office:value="1275.97866482282" calcext:value-type="float">
            <text:p>1,276.0</text:p>
          </table:table-cell>
          <table:table-cell table:style-name="ce61"/>
          <table:table-cell office:value-type="string" calcext:value-type="string">
            <text:p>Account Growth</text:p>
          </table:table-cell>
          <table:table-cell table:style-name="ce77" office:value-type="percentage" office:value="0.2" calcext:value-type="percentage">
            <text:p>20.0%</text:p>
          </table:table-cell>
          <table:table-cell table:style-name="ce61" table:number-columns-repeated="1000"/>
          <table:table-cell table:number-columns-repeated="11"/>
        </table:table-row>
        <table:table-row table:style-name="ro1">
          <table:table-cell/>
          <table:table-cell table:style-name="ce22"/>
          <table:table-cell table:number-columns-repeated="6"/>
          <table:table-cell office:value-type="string" calcext:value-type="string">
            <text:p>Referral Conversion Rate</text:p>
          </table:table-cell>
          <table:table-cell table:style-name="ce77" office:value-type="percentage" office:value="0.771" calcext:value-type="percentage">
            <text:p>77.1%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onverted New Referral Accounts</text:p>
          </table:table-cell>
          <table:table-cell table:style-name="ce20" office:value-type="float" office:value="64" calcext:value-type="float">
            <text:p>64.0</text:p>
          </table:table-cell>
          <table:table-cell table:style-name="ce60" table:formula="of:=[.C4]*[.$J$5]" office:value-type="float" office:value="106.042103565991" calcext:value-type="float">
            <text:p>106.0</text:p>
          </table:table-cell>
          <table:table-cell table:style-name="ce60" table:formula="of:=[.D4]*[.$J$5]" office:value-type="float" office:value="228.036442166615" calcext:value-type="float">
            <text:p>228.0</text:p>
          </table:table-cell>
          <table:table-cell table:style-name="ce60" table:formula="of:=[.E4]*[.$J$5]" office:value-type="float" office:value="383.10412851586" calcext:value-type="float">
            <text:p>383.1</text:p>
          </table:table-cell>
          <table:table-cell table:style-name="ce60" table:formula="of:=[.F4]*[.$J$5]" office:value-type="float" office:value="635.165240715449" calcext:value-type="float">
            <text:p>635.2</text:p>
          </table:table-cell>
          <table:table-cell table:style-name="ce60" table:formula="of:=[.G4]*[.$J$5]" office:value-type="float" office:value="983.779550578393" calcext:value-type="float">
            <text:p>983.8</text:p>
          </table:table-cell>
          <table:table-cell table:style-name="ce60"/>
          <table:table-cell office:value-type="string" calcext:value-type="string">
            <text:p>Posted Shifts Growth</text:p>
          </table:table-cell>
          <table:table-cell table:style-name="ce77" office:value-type="percentage" office:value="0.2" calcext:value-type="percentage">
            <text:p>20.0%</text:p>
          </table:table-cell>
          <table:table-cell table:style-name="ce60"/>
          <table:table-cell office:value-type="string" calcext:value-type="string">
            <text:p>Accounts Referring Others</text:p>
          </table:table-cell>
          <table:table-cell table:style-name="ce39" office:value-type="float" office:value="48" calcext:value-type="float">
            <text:p>48.0</text:p>
          </table:table-cell>
          <table:table-cell table:style-name="ce60" table:number-columns-repeated="997"/>
          <table:table-cell table:number-columns-repeated="11"/>
        </table:table-row>
        <table:table-row table:style-name="ro1">
          <table:table-cell table:style-name="ce60" office:value-type="string" calcext:value-type="string">
            <text:p>Returning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60" table:formula="of:=[.B10]" office:value-type="float" office:value="64" calcext:value-type="float">
            <text:p>64.0</text:p>
          </table:table-cell>
          <table:table-cell table:style-name="ce60" table:formula="of:=[.C10]" office:value-type="float" office:value="163.642103565991" calcext:value-type="float">
            <text:p>163.6</text:p>
          </table:table-cell>
          <table:table-cell table:style-name="ce60" table:formula="of:=[.D10]" office:value-type="float" office:value="381.074335376007" calcext:value-type="float">
            <text:p>381.1</text:p>
          </table:table-cell>
          <table:table-cell table:style-name="ce60" table:formula="of:=[.E10]" office:value-type="float" office:value="701.054819675205" calcext:value-type="float">
            <text:p>701.1</text:p>
          </table:table-cell>
          <table:table-cell table:style-name="ce60" table:formula="of:=[.F10]" office:value-type="float" office:value="1190.78312229249" calcext:value-type="float">
            <text:p>1,190.8</text:p>
          </table:table-cell>
          <table:table-cell table:style-name="ce60"/>
          <table:table-cell table:style-name="ce79" office:value-type="string" calcext:value-type="string">
            <text:p>Churn %</text:p>
          </table:table-cell>
          <table:table-cell table:style-name="ce77" office:value-type="percentage" office:value="0.1" calcext:value-type="percentage">
            <text:p>10.0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Retired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number-columns-repeated="2"/>
          <table:table-cell table:style-name="ce37" table:formula="of:=([.B10]-[.C9])*0.7" office:value-type="float" office:value="40.32" calcext:value-type="float">
            <text:p>40.3</text:p>
          </table:table-cell>
          <table:table-cell table:style-name="ce37" table:formula="of:=([.C10]-[.D9])*0.7" office:value-type="float" office:value="107.126525246575" calcext:value-type="float">
            <text:p>107.1</text:p>
          </table:table-cell>
          <table:table-cell table:style-name="ce37" table:formula="of:=([.D10]-[.E9])*0.7" office:value-type="float" office:value="250.789483811542" calcext:value-type="float">
            <text:p>250.8</text:p>
          </table:table-cell>
          <table:table-cell table:style-name="ce60"/>
          <table:table-cell table:style-name="ce79" office:value-type="string" calcext:value-type="string">
            <text:p>Fill Rate %</text:p>
          </table:table-cell>
          <table:table-cell table:style-name="ce77" table:formula="of:=[.B24]/[.B25]" office:value-type="percentage" office:value="0.661424606845513" calcext:value-type="percentage">
            <text:p>66.1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Referral Accounts Churned</text:p>
          </table:table-cell>
          <table:table-cell table:style-name="ce23" office:value-type="float" office:value="0" calcext:value-type="float">
            <text:p>0.0</text:p>
          </table:table-cell>
          <table:table-cell table:style-name="ce60" table:formula="of:=[.B6]*[.$J$7]" office:value-type="float" office:value="6.4" calcext:value-type="float">
            <text:p>6.4</text:p>
          </table:table-cell>
          <table:table-cell table:style-name="ce60" table:formula="of:=[.C6]*[.$J$7]" office:value-type="float" office:value="10.6042103565991" calcext:value-type="float">
            <text:p>10.6</text:p>
          </table:table-cell>
          <table:table-cell table:style-name="ce60" table:formula="of:=[.D6]*[.$J$7]" office:value-type="float" office:value="22.8036442166615" calcext:value-type="float">
            <text:p>22.8</text:p>
          </table:table-cell>
          <table:table-cell table:style-name="ce60" table:formula="of:=[.E6]*[.$J$7]" office:value-type="float" office:value="38.310412851586" calcext:value-type="float">
            <text:p>38.3</text:p>
          </table:table-cell>
          <table:table-cell table:style-name="ce60" table:formula="of:=[.F6]*[.$J$7]" office:value-type="float" office:value="63.5165240715449" calcext:value-type="float">
            <text:p>63.5</text:p>
          </table:table-cell>
          <table:table-cell table:style-name="ce60"/>
          <table:table-cell office:value-type="string" calcext:value-type="string">
            <text:p>% of Accounts Referring Others</text:p>
          </table:table-cell>
          <table:table-cell table:style-name="ce77" office:value-type="percentage" office:value="0.41" calcext:value-type="percentage">
            <text:p>41.0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Active Referral Accounts</text:p>
          </table:table-cell>
          <table:table-cell table:style-name="ce21" table:formula="of:=[.B6]-[.B8]" office:value-type="float" office:value="64" calcext:value-type="float">
            <text:p>64.0</text:p>
          </table:table-cell>
          <table:table-cell table:style-name="ce61" table:formula="of:=[.C6]+[.C7]-[.C8]-[.C9]" office:value-type="float" office:value="163.642103565991" calcext:value-type="float">
            <text:p>163.6</text:p>
          </table:table-cell>
          <table:table-cell table:style-name="ce61" table:formula="of:=[.D6]+[.D7]-[.D8]-[.D9]" office:value-type="float" office:value="381.074335376007" calcext:value-type="float">
            <text:p>381.1</text:p>
          </table:table-cell>
          <table:table-cell table:style-name="ce61" table:formula="of:=[.E6]+[.E7]-[.E8]-[.E9]" office:value-type="float" office:value="701.054819675205" calcext:value-type="float">
            <text:p>701.1</text:p>
          </table:table-cell>
          <table:table-cell table:style-name="ce61" table:formula="of:=[.F6]+[.F7]-[.F8]-[.F9]" office:value-type="float" office:value="1190.78312229249" calcext:value-type="float">
            <text:p>1,190.8</text:p>
          </table:table-cell>
          <table:table-cell table:style-name="ce61" table:formula="of:=[.G6]+[.G7]-[.G8]-[.G9]" office:value-type="float" office:value="1860.2566649878" calcext:value-type="float">
            <text:p>1,860.3</text:p>
          </table:table-cell>
          <table:table-cell table:style-name="ce61"/>
          <table:table-cell office:value-type="string" calcext:value-type="string">
            <text:p>Total Referrals per Referrer</text:p>
          </table:table-cell>
          <table:table-cell table:style-name="ce82" table:formula="of:=[.B4]/[.M6]" office:value-type="float" office:value="1.72916666666667" calcext:value-type="float">
            <text:p>1.73</text:p>
          </table:table-cell>
          <table:table-cell table:style-name="ce61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Nonreferral Accounts Churned</text:p>
          </table:table-cell>
          <table:table-cell table:style-name="ce20" office:value-type="float" office:value="0" calcext:value-type="float">
            <text:p>0.0</text:p>
          </table:table-cell>
          <table:table-cell table:style-name="ce39"/>
          <table:table-cell table:style-name="ce37"/>
          <table:table-cell table:style-name="ce37" table:formula="of:=[.B12]*0.7" office:value-type="float" office:value="37.1" calcext:value-type="float">
            <text:p>37.1</text:p>
          </table:table-cell>
          <table:table-cell table:style-name="ce37" table:formula="of:=[.C12]*0.7" office:value-type="float" office:value="59.36" calcext:value-type="float">
            <text:p>59.4</text:p>
          </table:table-cell>
          <table:table-cell table:style-name="ce37" table:formula="of:=[.D12]*0.7" office:value-type="float" office:value="83.104" calcext:value-type="float">
            <text:p>83.1</text:p>
          </table:table-cell>
          <table:table-cell table:style-name="ce15"/>
          <table:table-cell/>
          <table:table-cell table:style-name="ce83"/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Active Nonreferral Accounts</text:p>
          </table:table-cell>
          <table:table-cell table:style-name="ce21" office:value-type="float" office:value="53" calcext:value-type="float">
            <text:p>53.0</text:p>
          </table:table-cell>
          <table:table-cell table:style-name="ce61" table:formula="of:=[.B12]*(1.6)" office:value-type="float" office:value="84.8" calcext:value-type="float">
            <text:p>84.8</text:p>
          </table:table-cell>
          <table:table-cell table:style-name="ce61" table:formula="of:=[.C12]*(1.4)" office:value-type="float" office:value="118.72" calcext:value-type="float">
            <text:p>118.7</text:p>
          </table:table-cell>
          <table:table-cell table:style-name="ce61" table:formula="of:=[.D12]*(1.4)" office:value-type="float" office:value="166.208" calcext:value-type="float">
            <text:p>166.2</text:p>
          </table:table-cell>
          <table:table-cell table:style-name="ce61" table:formula="of:=[.E12]*(1.4)" office:value-type="float" office:value="232.6912" calcext:value-type="float">
            <text:p>232.7</text:p>
          </table:table-cell>
          <table:table-cell table:style-name="ce61" table:formula="of:=[.F12]*(1.4)-[.G11]" office:value-type="float" office:value="242.66368" calcext:value-type="float">
            <text:p>242.7</text:p>
          </table:table-cell>
          <table:table-cell table:style-name="ce61"/>
          <table:table-cell/>
          <table:table-cell table:style-name="ce83"/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 table:style-name="ce61" office:value-type="string" calcext:value-type="string">
            <text:p>TOTAL ACTIVE ACCOUNTS</text:p>
          </table:table-cell>
          <table:table-cell table:style-name="ce21" table:formula="of:=[.B12]+[.B10]" office:value-type="float" office:value="117" calcext:value-type="float">
            <text:p>117.0</text:p>
          </table:table-cell>
          <table:table-cell table:style-name="ce61" table:formula="of:=[.C12]+[.C10]" office:value-type="float" office:value="248.442103565991" calcext:value-type="float">
            <text:p>248.4</text:p>
          </table:table-cell>
          <table:table-cell table:style-name="ce61" table:formula="of:=[.D12]+[.D10]" office:value-type="float" office:value="499.794335376007" calcext:value-type="float">
            <text:p>499.8</text:p>
          </table:table-cell>
          <table:table-cell table:style-name="ce61" table:formula="of:=[.E12]+[.E10]" office:value-type="float" office:value="867.262819675205" calcext:value-type="float">
            <text:p>867.3</text:p>
          </table:table-cell>
          <table:table-cell table:style-name="ce61" table:formula="of:=[.F12]+[.F10]" office:value-type="float" office:value="1423.47432229249" calcext:value-type="float">
            <text:p>1,423.5</text:p>
          </table:table-cell>
          <table:table-cell table:style-name="ce61" table:formula="of:=[.G12]+[.G10]" office:value-type="float" office:value="2102.9203449878" calcext:value-type="float">
            <text:p>2,102.9</text:p>
          </table:table-cell>
          <table:table-cell table:style-name="ce61"/>
          <table:table-cell table:style-name="ce16" office:value-type="string" calcext:value-type="string">
            <text:p>General</text:p>
          </table:table-cell>
          <table:table-cell table:style-name="ce81"/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 table:style-name="ce61"/>
          <table:table-cell table:style-name="ce21"/>
          <table:table-cell table:style-name="ce61" table:number-columns-repeated="6"/>
          <table:table-cell office:value-type="string" calcext:value-type="string">
            <text:p>Interest Rate</text:p>
          </table:table-cell>
          <table:table-cell table:style-name="ce77" office:value-type="percentage" office:value="0.04" calcext:value-type="percentage">
            <text:p>4.0%</text:p>
          </table:table-cell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/>
          <table:table-cell table:style-name="ce26"/>
          <table:table-cell table:number-columns-repeated="5"/>
          <table:table-cell table:style-name="ce15"/>
          <table:table-cell office:value-type="string" calcext:value-type="string">
            <text:p>Degree of Freedom</text:p>
          </table:table-cell>
          <table:table-cell table:style-name="ce77" office:value-type="percentage" office:value="0.02" calcext:value-type="percentage">
            <text:p>2.0%</text:p>
          </table:table-cell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62" office:value-type="string" calcext:value-type="string">
            <text:p>Revenue per Referred Account</text:p>
          </table:table-cell>
          <table:table-cell table:style-name="ce28" office:value-type="currency" office:currency="USD" office:value="690.625" calcext:value-type="currency">
            <text:p>$691</text:p>
          </table:table-cell>
          <table:table-cell table:style-name="ce42" table:formula="of:=[.B16]*0.95" office:value-type="currency" office:currency="USD" office:value="656.09375" calcext:value-type="currency">
            <text:p>$656</text:p>
          </table:table-cell>
          <table:table-cell table:style-name="ce42" table:formula="of:=[.C16]*0.95" office:value-type="currency" office:currency="USD" office:value="623.2890625" calcext:value-type="currency">
            <text:p>$623</text:p>
          </table:table-cell>
          <table:table-cell table:style-name="ce42" table:formula="of:=[.D16]*0.95" office:value-type="currency" office:currency="USD" office:value="592.124609375" calcext:value-type="currency">
            <text:p>$592</text:p>
          </table:table-cell>
          <table:table-cell table:style-name="ce42" table:formula="of:=[.E16]*0.97" office:value-type="currency" office:currency="USD" office:value="574.36087109375" calcext:value-type="currency">
            <text:p>$574</text:p>
          </table:table-cell>
          <table:table-cell table:style-name="ce42" table:formula="of:=[.F16]*0.97" office:value-type="currency" office:currency="USD" office:value="557.130044960938" calcext:value-type="currency">
            <text:p>$557</text:p>
          </table:table-cell>
          <table:table-cell table:style-name="ce15"/>
          <table:table-cell table:number-columns-repeated="2"/>
          <table:table-cell table:style-name="ce15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Revenue per Legacy Referred Account</text:p>
          </table:table-cell>
          <table:table-cell table:style-name="ce78" office:value-type="currency" office:currency="USD" office:value="988.89" calcext:value-type="currency">
            <text:p>$989</text:p>
          </table:table-cell>
          <table:table-cell table:style-name="ce42" table:formula="of:=[.B17]*0.95" office:value-type="currency" office:currency="USD" office:value="939.4455" calcext:value-type="currency">
            <text:p>$939</text:p>
          </table:table-cell>
          <table:table-cell table:style-name="ce42" table:formula="of:=[.C17]*0.95" office:value-type="currency" office:currency="USD" office:value="892.473225" calcext:value-type="currency">
            <text:p>$892</text:p>
          </table:table-cell>
          <table:table-cell table:style-name="ce42" table:formula="of:=[.D17]*0.95" office:value-type="currency" office:currency="USD" office:value="847.84956375" calcext:value-type="currency">
            <text:p>$848</text:p>
          </table:table-cell>
          <table:table-cell table:style-name="ce42" table:formula="of:=[.E17]*0.97" office:value-type="currency" office:currency="USD" office:value="822.4140768375" calcext:value-type="currency">
            <text:p>$822</text:p>
          </table:table-cell>
          <table:table-cell table:style-name="ce42" table:formula="of:=[.F17]*0.97" office:value-type="currency" office:currency="USD" office:value="797.741654532375" calcext:value-type="currency">
            <text:p>$798</text:p>
          </table:table-cell>
          <table:table-cell table:style-name="ce15"/>
          <table:table-cell/>
          <table:table-cell table:style-name="ce33"/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14" office:value-type="string" calcext:value-type="string">
            <text:p>Total Referral Revenue</text:p>
          </table:table-cell>
          <table:table-cell table:style-name="ce29" table:formula="of:=[.B6]*[.B16]+([.B7]-[.B8])*[.B17]" office:value-type="currency" office:currency="USD" office:value="44200" calcext:value-type="currency">
            <text:p>$44,200</text:p>
          </table:table-cell>
          <table:table-cell table:style-name="ce43" table:formula="of:=[.C6]*[.C16]+([.C7]-[.C8])*[.C17]" office:value-type="currency" office:currency="USD" office:value="129698.0733865" calcext:value-type="currency">
            <text:p>$129,698</text:p>
          </table:table-cell>
          <table:table-cell table:style-name="ce43" table:formula="of:=[.D6]*[.D16]+([.D7]-[.D8])*[.D17]" office:value-type="currency" office:currency="USD" office:value="288178.816169189" calcext:value-type="currency">
            <text:p>$288,179</text:p>
          </table:table-cell>
          <table:table-cell table:style-name="ce43" table:formula="of:=[.E6]*[.E16]+([.E7]-[.E8])*[.E17]" office:value-type="currency" office:currency="USD" office:value="515753.797041872" calcext:value-type="currency">
            <text:p>$515,754</text:p>
          </table:table-cell>
          <table:table-cell table:style-name="ce43" table:formula="of:=[.F6]*[.F16]+([.F7]-[.F8])*[.F17]" office:value-type="currency" office:currency="USD" office:value="853269.05091599" calcext:value-type="currency">
            <text:p>$853,269</text:p>
          </table:table-cell>
          <table:table-cell table:style-name="ce43" table:formula="of:=[.G6]*[.G16]+([.G7]-[.G8])*[.G17]" office:value-type="currency" office:currency="USD" office:value="1297965.22565709" calcext:value-type="currency">
            <text:p>$1,297,965</text:p>
          </table:table-cell>
          <table:table-cell/>
          <table:table-cell table:style-name="ce62" table:number-columns-repeated="2"/>
          <table:table-cell table:number-columns-repeated="1011"/>
        </table:table-row>
        <table:table-row table:style-name="ro1">
          <table:table-cell table:style-name="ce44" office:value-type="string" calcext:value-type="string">
            <text:p>Referral Bonus</text:p>
          </table:table-cell>
          <table:table-cell table:style-name="ce28" office:value-type="currency" office:currency="USD" office:value="300" calcext:value-type="currency">
            <text:p>$300</text:p>
          </table:table-cell>
          <table:table-cell table:style-name="ce44" table:formula="of:=[.J2]" office:value-type="currency" office:currency="USD" office:value="350" calcext:value-type="currency">
            <text:p>$350</text:p>
          </table:table-cell>
          <table:table-cell table:style-name="ce44" table:formula="of:=[.C19]" office:value-type="currency" office:currency="USD" office:value="350" calcext:value-type="currency">
            <text:p>$350</text:p>
          </table:table-cell>
          <table:table-cell table:style-name="ce44" table:formula="of:=[.D19]" office:value-type="currency" office:currency="USD" office:value="350" calcext:value-type="currency">
            <text:p>$350</text:p>
          </table:table-cell>
          <table:table-cell table:style-name="ce44" table:formula="of:=[.E19]" office:value-type="currency" office:currency="USD" office:value="350" calcext:value-type="currency">
            <text:p>$350</text:p>
          </table:table-cell>
          <table:table-cell table:style-name="ce44" table:formula="of:=[.F19]" office:value-type="currency" office:currency="USD" office:value="350" calcext:value-type="currency">
            <text:p>$350</text:p>
          </table:table-cell>
          <table:table-cell/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4" office:value-type="string" calcext:value-type="string">
            <text:p>Total Bonus Cost</text:p>
          </table:table-cell>
          <table:table-cell table:style-name="ce29" table:formula="of:=[.B19]*[.B10]" office:value-type="currency" office:currency="USD" office:value="19200" calcext:value-type="currency">
            <text:p>$19,200</text:p>
          </table:table-cell>
          <table:table-cell table:style-name="ce14" table:formula="of:=[.C19]*[.C6]" office:value-type="currency" office:currency="USD" office:value="37114.736248097" calcext:value-type="currency">
            <text:p>$37,115</text:p>
          </table:table-cell>
          <table:table-cell table:style-name="ce14" table:formula="of:=[.D19]*[.D6]" office:value-type="currency" office:currency="USD" office:value="79812.7547583151" calcext:value-type="currency">
            <text:p>$79,813</text:p>
          </table:table-cell>
          <table:table-cell table:style-name="ce14" table:formula="of:=[.E19]*[.E6]" office:value-type="currency" office:currency="USD" office:value="134086.444980551" calcext:value-type="currency">
            <text:p>$134,086</text:p>
          </table:table-cell>
          <table:table-cell table:style-name="ce14" table:formula="of:=[.F19]*[.F6]" office:value-type="currency" office:currency="USD" office:value="222307.834250407" calcext:value-type="currency">
            <text:p>$222,308</text:p>
          </table:table-cell>
          <table:table-cell table:style-name="ce14" table:formula="of:=[.G19]*[.G6]" office:value-type="currency" office:currency="USD" office:value="344322.842702438" calcext:value-type="currency">
            <text:p>$344,323</text:p>
          </table:table-cell>
          <table:table-cell table:style-name="ce62"/>
          <table:table-cell table:style-name="ce80" office:value-type="string" calcext:value-type="string">
            <text:p>NPV with Changes</text:p>
          </table:table-cell>
          <table:table-cell table:style-name="ce84" table:formula="of:=NPV([.J14]+[.J15];[.C21:.G21])+[.B21]" office:value-type="currency" office:currency="USD" office:value="1830640.5383794" calcext:value-type="currency">
            <text:p>$1,830,641</text:p>
          </table:table-cell>
          <table:table-cell table:style-name="ce62" table:number-columns-repeated="1000"/>
          <table:table-cell table:number-columns-repeated="11"/>
        </table:table-row>
        <table:table-row table:style-name="ro1">
          <table:table-cell table:style-name="ce14" office:value-type="string" calcext:value-type="string">
            <text:p>Total Referral Program Profit</text:p>
          </table:table-cell>
          <table:table-cell table:style-name="ce29" table:formula="of:=[.B18]-[.B20]" office:value-type="currency" office:currency="USD" office:value="25000" calcext:value-type="currency">
            <text:p>$25,000</text:p>
          </table:table-cell>
          <table:table-cell table:style-name="ce14" table:formula="of:=[.C18]-[.C20]" office:value-type="currency" office:currency="USD" office:value="92583.3371384027" calcext:value-type="currency">
            <text:p>$92,583</text:p>
          </table:table-cell>
          <table:table-cell table:style-name="ce14" table:formula="of:=[.D18]-[.D20]" office:value-type="currency" office:currency="USD" office:value="208366.061410874" calcext:value-type="currency">
            <text:p>$208,366</text:p>
          </table:table-cell>
          <table:table-cell table:style-name="ce14" table:formula="of:=[.E18]-[.E20]" office:value-type="currency" office:currency="USD" office:value="381667.352061321" calcext:value-type="currency">
            <text:p>$381,667</text:p>
          </table:table-cell>
          <table:table-cell table:style-name="ce14" table:formula="of:=[.F18]-[.F20]" office:value-type="currency" office:currency="USD" office:value="630961.216665583" calcext:value-type="currency">
            <text:p>$630,961</text:p>
          </table:table-cell>
          <table:table-cell table:style-name="ce14" table:formula="of:=[.G18]-[.G20]" office:value-type="currency" office:currency="USD" office:value="953642.382954656" calcext:value-type="currency">
            <text:p>$953,642</text:p>
          </table:table-cell>
          <table:table-cell table:style-name="ce62"/>
          <table:table-cell table:style-name="ce80" office:value-type="string" calcext:value-type="string">
            <text:p>NPV without Changes</text:p>
          </table:table-cell>
          <table:table-cell table:style-name="ce84" office:value-type="currency" office:currency="USD" office:value="1830554.50942944" calcext:value-type="currency">
            <text:p>$1,830,555</text:p>
          </table:table-cell>
          <table:table-cell table:style-name="ce62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5"/>
          <table:table-cell table:style-name="ce14"/>
          <table:table-cell table:style-name="ce46"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5"/>
          <table:table-cell table:style-name="ce44"/>
          <table:table-cell table:style-name="ce46" table:number-columns-repeated="2"/>
          <table:table-cell table:style-name="ce4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Filled Shifts</text:p>
          </table:table-cell>
          <table:table-cell table:style-name="ce20" table:formula="of:=1430*4" office:value-type="float" office:value="5720" calcext:value-type="float">
            <text:p>5,720.0</text:p>
          </table:table-cell>
          <table:table-cell table:style-name="ce15" table:number-columns-repeated="5"/>
          <table:table-cell table:style-name="ce14"/>
          <table:table-cell table:style-name="ce46"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0" table:formula="of:=2162*4" office:value-type="float" office:value="8648" calcext:value-type="float">
            <text:p>8,648.0</text:p>
          </table:table-cell>
          <table:table-cell table:style-name="ce15" table:formula="of:=[.B25]*(1.4)" office:value-type="float" office:value="12107.2" calcext:value-type="float">
            <text:p>12,107.2</text:p>
          </table:table-cell>
          <table:table-cell table:style-name="ce15" table:formula="of:=[.C25]*(1.4)" office:value-type="float" office:value="16950.08" calcext:value-type="float">
            <text:p>16,950.1</text:p>
          </table:table-cell>
          <table:table-cell table:style-name="ce15" table:formula="of:=[.D25]*(1.2)" office:value-type="float" office:value="20340.096" calcext:value-type="float">
            <text:p>20,340.1</text:p>
          </table:table-cell>
          <table:table-cell table:style-name="ce15" table:formula="of:=[.E25]*(1+[.$J$6])" office:value-type="float" office:value="24408.1152" calcext:value-type="float">
            <text:p>24,408.1</text:p>
          </table:table-cell>
          <table:table-cell table:style-name="ce15" table:formula="of:=[.F25]*(1.05)" office:value-type="float" office:value="25628.52096" calcext:value-type="float">
            <text:p>25,628.5</text:p>
          </table:table-cell>
          <table:table-cell table:style-name="ce14"/>
          <table:table-cell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Available Shifts per Account</text:p>
          </table:table-cell>
          <table:table-cell table:style-name="ce20" table:formula="of:=[.B25]/[.B13]" office:value-type="float" office:value="73.9145299145299" calcext:value-type="float">
            <text:p>73.9</text:p>
          </table:table-cell>
          <table:table-cell table:style-name="ce15" table:formula="of:=[.C25]/[.C13]" office:value-type="float" office:value="48.7324806311828" calcext:value-type="float">
            <text:p>48.7</text:p>
          </table:table-cell>
          <table:table-cell table:style-name="ce15" table:formula="of:=[.D25]/[.D13]" office:value-type="float" office:value="33.914109865307" calcext:value-type="float">
            <text:p>33.9</text:p>
          </table:table-cell>
          <table:table-cell table:style-name="ce15" table:formula="of:=[.E25]/[.E13]" office:value-type="float" office:value="23.4532088065501" calcext:value-type="float">
            <text:p>23.5</text:p>
          </table:table-cell>
          <table:table-cell table:style-name="ce15" table:formula="of:=[.F25]/[.F13]" office:value-type="float" office:value="17.146860198146" calcext:value-type="float">
            <text:p>17.1</text:p>
          </table:table-cell>
          <table:table-cell table:style-name="ce15" table:formula="of:=[.G25]/[.G13]" office:value-type="float" office:value="12.1871097120175" calcext:value-type="float">
            <text:p>12.2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6" office:value-type="string" calcext:value-type="string">
            <text:p>Y/Y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 office:value-type="string" calcext:value-type="string">
            <text:p>New Referral Accounts</text:p>
          </table:table-cell>
          <table:table-cell table:style-name="ce31"/>
          <table:table-cell table:style-name="ce47" table:formula="of:=[.C4]/[.B4]-1" office:value-type="percentage" office:value="0.657089112340278" calcext:value-type="percentage">
            <text:p>65.71%</text:p>
          </table:table-cell>
          <table:table-cell table:style-name="ce47" table:formula="of:=[.D4]/[.C4]-1" office:value-type="percentage" office:value="1.15043303082633" calcext:value-type="percentage">
            <text:p>115.04%</text:p>
          </table:table-cell>
          <table:table-cell table:style-name="ce47" table:formula="of:=[.E4]/[.D4]-1" office:value-type="percentage" office:value="0.68001274215612" calcext:value-type="percentage">
            <text:p>68.00%</text:p>
          </table:table-cell>
          <table:table-cell table:style-name="ce47" table:formula="of:=[.F4]/[.E4]-1" office:value-type="percentage" office:value="0.65794412912247" calcext:value-type="percentage">
            <text:p>65.79%</text:p>
          </table:table-cell>
          <table:table-cell table:style-name="ce47" table:formula="of:=[.G4]/[.F4]-1" office:value-type="percentage" office:value="0.548856088960827" calcext:value-type="percentage">
            <text:p>54.89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 office:value-type="string" calcext:value-type="string">
            <text:p>Active Referral Accounts</text:p>
          </table:table-cell>
          <table:table-cell table:style-name="ce31"/>
          <table:table-cell table:style-name="ce47" table:formula="of:=[.C10]/[.B10]-1" office:value-type="percentage" office:value="1.55690786821862" calcext:value-type="percentage">
            <text:p>155.69%</text:p>
          </table:table-cell>
          <table:table-cell table:style-name="ce47" table:formula="of:=[.D10]/[.C10]-1" office:value-type="percentage" office:value="1.32870592024828" calcext:value-type="percentage">
            <text:p>132.87%</text:p>
          </table:table-cell>
          <table:table-cell table:style-name="ce47" table:formula="of:=[.E10]/[.D10]-1" office:value-type="percentage" office:value="0.839679964234465" calcext:value-type="percentage">
            <text:p>83.97%</text:p>
          </table:table-cell>
          <table:table-cell table:style-name="ce47" table:formula="of:=[.F10]/[.E10]-1" office:value-type="percentage" office:value="0.698559212308358" calcext:value-type="percentage">
            <text:p>69.86%</text:p>
          </table:table-cell>
          <table:table-cell table:style-name="ce47" table:formula="of:=[.G10]/[.F10]-1" office:value-type="percentage" office:value="0.562212824621193" calcext:value-type="percentage">
            <text:p>56.22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Nonreferral Accounts</text:p>
          </table:table-cell>
          <table:table-cell table:style-name="ce22"/>
          <table:table-cell table:style-name="ce47" table:formula="of:=[.C12]/[.B12]-1" office:value-type="percentage" office:value="0.6" calcext:value-type="percentage">
            <text:p>60.00%</text:p>
          </table:table-cell>
          <table:table-cell table:style-name="ce47" table:formula="of:=[.D12]/[.C12]-1" office:value-type="percentage" office:value="0.4" calcext:value-type="percentage">
            <text:p>40.00%</text:p>
          </table:table-cell>
          <table:table-cell table:style-name="ce47" table:formula="of:=[.E12]/[.D12]-1" office:value-type="percentage" office:value="0.4" calcext:value-type="percentage">
            <text:p>40.00%</text:p>
          </table:table-cell>
          <table:table-cell table:style-name="ce47" table:formula="of:=[.F12]/[.E12]-1" office:value-type="percentage" office:value="0.4" calcext:value-type="percentage">
            <text:p>40.00%</text:p>
          </table:table-cell>
          <table:table-cell table:style-name="ce47" table:formula="of:=[.G12]/[.F12]-1" office:value-type="percentage" office:value="0.0428571428571425" calcext:value-type="percentage">
            <text:p>4.29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Total Active Accounts</text:p>
          </table:table-cell>
          <table:table-cell table:style-name="ce22"/>
          <table:table-cell table:style-name="ce47" table:formula="of:=[.C13]/[.B13]-1" office:value-type="percentage" office:value="1.12343678261531" calcext:value-type="percentage">
            <text:p>112.34%</text:p>
          </table:table-cell>
          <table:table-cell table:style-name="ce47" table:formula="of:=[.D13]/[.C13]-1" office:value-type="percentage" office:value="1.01171350669735" calcext:value-type="percentage">
            <text:p>101.17%</text:p>
          </table:table-cell>
          <table:table-cell table:style-name="ce47" table:formula="of:=[.E13]/[.D13]-1" office:value-type="percentage" office:value="0.735239394065447" calcext:value-type="percentage">
            <text:p>73.52%</text:p>
          </table:table-cell>
          <table:table-cell table:style-name="ce47" table:formula="of:=[.F13]/[.E13]-1" office:value-type="percentage" office:value="0.641341344283148" calcext:value-type="percentage">
            <text:p>64.13%</text:p>
          </table:table-cell>
          <table:table-cell table:style-name="ce47" table:formula="of:=[.G13]/[.F13]-1" office:value-type="percentage" office:value="0.477315264529018" calcext:value-type="percentage">
            <text:p>47.73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2"/>
          <table:table-cell table:style-name="ce47" table:formula="of:=[.C25]/[.B25]-1" office:value-type="percentage" office:value="0.4" calcext:value-type="percentage">
            <text:p>40.00%</text:p>
          </table:table-cell>
          <table:table-cell table:style-name="ce47" table:formula="of:=[.D25]/[.C25]-1" office:value-type="percentage" office:value="0.4" calcext:value-type="percentage">
            <text:p>40.00%</text:p>
          </table:table-cell>
          <table:table-cell table:style-name="ce47" table:formula="of:=[.E25]/[.D25]-1" office:value-type="percentage" office:value="0.2" calcext:value-type="percentage">
            <text:p>20.00%</text:p>
          </table:table-cell>
          <table:table-cell table:style-name="ce47" table:formula="of:=[.F25]/[.E25]-1" office:value-type="percentage" office:value="0.2" calcext:value-type="percentage">
            <text:p>20.00%</text:p>
          </table:table-cell>
          <table:table-cell table:style-name="ce47" table:formula="of:=[.G25]/[.F25]-1" office:value-type="percentage" office:value="0.05" calcext:value-type="percentage">
            <text:p>5.00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number-columns-repeated="7"/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 table:number-rows-repeated="10">
          <table:table-cell/>
          <table:table-cell table:style-name="ce33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8">
          <table:table-cell/>
          <table:table-cell table:style-name="ce33"/>
          <table:table-cell table:number-columns-repeated="1019"/>
        </table:table-row>
        <table:table-row table:style-name="ro1" table:number-rows-repeated="104852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currency-style style:name="N12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2:46:37.092000000</meta:creation-date>
    <dc:date>2023-03-09T13:50:45.580000000</dc:date>
    <meta:editing-duration>PT13H3M43S</meta:editing-duration>
    <meta:editing-cycles>8</meta:editing-cycles>
    <meta:generator>LibreOffice/5.4.4.2$Windows_X86_64 LibreOffice_project/2524958677847fb3bb44820e40380acbe820f960</meta:generator>
    <meta:document-statistic meta:table-count="2" meta:cell-count="397" meta:object-count="0"/>
  </office:meta>
</office:document-meta>
</file>